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5"/>
    <style:style style:name="P5" style:family="paragraph" style:parent-style-name="Text_20_body">
      <style:paragraph-properties fo:margin-top="0in" fo:margin-bottom="0in" loext:contextual-spacing="false"/>
    </style:style>
    <style:style style:name="P6" style:family="paragraph" style:parent-style-name="Text_20_body" style:list-style-name="L1">
      <style:paragraph-properties fo:margin-top="0in" fo:margin-bottom="0in" loext:contextual-spacing="false"/>
    </style:style>
    <style:style style:name="P7" style:family="paragraph" style:parent-style-name="Text_20_body" style:list-style-name="L2">
      <style:paragraph-properties fo:margin-top="0in" fo:margin-bottom="0in" loext:contextual-spacing="false"/>
    </style:style>
    <style:style style:name="P8" style:family="paragraph" style:parent-style-name="Text_20_body" style:list-style-name="L3">
      <style:paragraph-properties fo:margin-top="0in" fo:margin-bottom="0in" loext:contextual-spacing="false"/>
    </style:style>
    <style:style style:name="P9" style:family="paragraph" style:parent-style-name="Text_20_body" style:list-style-name="L5">
      <style:paragraph-properties fo:margin-top="0in" fo:margin-bottom="0in" loext:contextual-spacing="false"/>
    </style:style>
    <style:style style:name="P10" style:family="paragraph" style:parent-style-name="Text_20_body">
      <style:paragraph-properties fo:margin-top="0in" fo:margin-bottom="0in" loext:contextual-spacing="false"/>
      <style:text-properties fo:font-weight="bold"/>
    </style:style>
    <style:style style:name="T1" style:family="text">
      <style:text-properties fo:font-weight="bol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Fungsi dan Kegunaan HTML </text:h>
      <text:section text:style-name="Sect1" text:name="post-body-4348534597648355741">
        <text:p text:style-name="Text_20_body"><text:span text:style-name="T1">HTML</text:span> ( Hyper Text Markup Language ) adalah sebuah bahasa markah yang digunakan untuk membuat sebuah halaman web, menampilkan berbagai informasi di dalam sebuah jelajah web internet pemformatan hiperteks sederhana yang ditulis  dalam berkas format <text:span text:style-name="T1">ASCII</text:span> agar dapat menghasilkan tampilan wujud yang terintergerasi. Dengan kata lain, berkas yang dibuat dalam perangkat lunak pengelola kata dan disimpan dalam formal <text:span text:style-name="T1">ASCII</text:span> normal sehingga menjadi halaman web dengan perintah-perintah HTML. Bermula dari sebuah bahasa yang sebelumnya banyak digunakan di dunia penerbit dan percetakan yang disebut dengan <text:span text:style-name="T1">SGML</text:span> (Standard Generalized Markup Language), <text:span text:style-name="T1">HTML</text:span> adalah sebuah standar yang digunakan secara luas untuk menampilkan halaman web. <text:span text:style-name="T1">HTML</text:span> saat ini merupakan standar internet yang didefinisi dan kendalikan penggunaanya oleh <text:span text:style-name="T1">Word Wide Web Consortium</text:span> (W3C). HTML dibuat oleh kaloborasi Caillau TIM dengan Berners-lee Robert ketika bekerja di CERN pada tahun 1989 (CERN adalah lembaga penelitian fisika energi tinggi di Jenewa).<text:line-break/><text:line-break/><text:span text:style-name="T1">Perkembangan :</text:span><text:line-break/><text:span text:style-name="T1"><text:line-break/></text:span>Tahun 1980, IBM memikirkan pembuatan suatu dokumen yang akan mengenali setiap elemen dari dokumen suatu tanda tertentu. IBM kemudian mengembangkan suatu jenis bahasa yang menggabungkan teks dengan perintah-perintah performatan dokumen. Bahasa ini dinamakan <text:span text:style-name="T1">Mark Language</text:span>, sebuah bahasa yang digunakan tanda-tanda sebagai basisnya. <text:span text:style-name="T1">IBM </text:span>menamakan sistemnya ini sebagai Generalized Markup Language atau GML.<text:line-break/><text:line-break/>Tahun 1986, ISO menyatakan bahwa IBM memiliki suatu konsep tentang dokumen yang sangat baik, kemudian mengeluarkan suatu publikasi (ISO 8879) yang menyatakan Mark Language sebagai standar untuk pembuatan dukomen-dokumen. ISO mebuatan bahasa ini dari GML milik IBM, tetapi memberinya nama lain, yaitu <text:span text:style-name="T1">SGML (</text:span>Standar Generalizid Markup Language<text:span text:style-name="T1">). </text:span>ISO dalam publikasinya meyakini bahwa SGML akan sangat berguna untuk pemproseran informasi teks dan sistem-sistem perkantoran. Tetapi diluar ISO, SGML dan terutama subset dari SGML, yaitu HTML juga berguna untuk menjelajahi internet. Khususnya bagi mereka yang menggunakan Word Wide Web. Versi terakhir dari HTML saat ini adalah HTML5.<text:line-break/><text:line-break/><text:span text:style-name="T1">Kegunaan :</text:span></text:p>
        <text:list xml:id="list2618676800" text:style-name="L1">
          <text:list-item>
            <text:p text:style-name="P6">Mengintergrasi gambar dengan tulisan. </text:p>
          </text:list-item>
          <text:list-item>
            <text:p text:style-name="P6">Membuat Pranala. </text:p>
          </text:list-item>
          <text:list-item>
            <text:p text:style-name="P6">Membuat form interaktif. </text:p>
          </text:list-item>
          <text:list-item>
            <text:p text:style-name="P1">mengintergrasikan berkas suara dan rekaman gambar hidup. </text:p>
          </text:list-item>
        </text:list>
        <text:p text:style-name="Text_20_body"><text:span text:style-name="T1">Menyunting format tulisan :</text:span><text:line-break/><text:span text:style-name="T1"><text:line-break/>HTML</text:span> memungkinkan seseorang untuk menyunting tampilan atau format berkas yang akan dikirimkan melalui media daring. Beberapa hal yang dapat dilakukan dalam menentukan format berkas adalah :<text:line-break/></text:p>
        <text:list xml:id="list50182129" text:style-name="L2">
          <text:list-item>
            <text:p text:style-name="P7"><text:soft-page-break/>Menampilkan suatu kelompok kata dalam beberapa ukuran yang dapat digunakan untuk judul, Heading dan sebagainya. </text:p>
          </text:list-item>
          <text:list-item>
            <text:p text:style-name="P7">Menampilkan tulisan dalam bentuk cetakan tebal. </text:p>
          </text:list-item>
          <text:list-item>
            <text:p text:style-name="P7">Menampilkan sekelompok kata dalam bentuk miring dengan hasil ketikan mesin ketik. </text:p>
          </text:list-item>
          <text:list-item>
            <text:p text:style-name="P2">Mengubah-ubah ukuran tulisan untuk suatu karakter tertentu. </text:p>
          </text:list-item>
        </text:list>
        <text:p text:style-name="Text_20_body"><text:span text:style-name="T1">Markah/Tanda</text:span><text:line-break/><text:span text:style-name="T1"><text:line-break/></text:span>Secara garis besar, terdapat 4 jenis elemen dari HTML :</text:p>
        <text:list xml:id="list444064263" text:style-name="L3">
          <text:list-item>
            <text:p text:style-name="P8">Sturktural, Tanda yang menentukan level atau tignkatan dari sebuah tulisan (contoh, &lt; h1&gt; Golf&lt;/h1&gt; akabn memerintahkan peramban untuk menampilkan "Golf" sebagai tulisan tebal besar yang menunjukan sebagai Heading 1. </text:p>
          </text:list-item>
          <text:list-item>
            <text:p text:style-name="P8">Presentasional, Tanda yang menetukan tampilan dari sebuah tulisan tidak peduli dengan level dari tulisan tersebut (contoh, &lt;  b&gt; blod face&lt;/b&gt; akan menampilkan <text:span text:style-name="T1">blod. </text:span>Tanda presentasional saat ini  sudah  mulai diganti oleh CSS dan tidak direkomendasi untuk mengatur tampilan tulisan. </text:p>
          </text:list-item>
          <text:list-item>
            <text:p text:style-name="P8"><text:span text:style-name="T1">Hiperteks. </text:span>Tanda yang menunjukan pranala ke bagian dari dokumen tersebut atau pranala ke dokumen lain ( contoh, &lt;  a href="https://www.blogger.com/"&gt; Blogger &lt;/a&gt; akan menampilkan Blogger sebagai sebuah hyperlink ke URL tertentu). </text:p>
          </text:list-item>
          <text:list-item>
            <text:p text:style-name="P3">Elemen widget yang membuat objek-objek lain seperti tombol (&lt;  button&gt;), list (&lt; 1i&gt;), dan garis horizontal (&lt; hr&gt;). konsep  hypertext pada HTML memungkinkan pembuatan link pada suatu kelompok kata atau frasa untukmenuju ke bagian manapun dalam Word Wide Web. </text:p>
          </text:list-item>
        </text:list>
        <text:p text:style-name="Text_20_body"><text:span text:style-name="T1">Ada tiga macam pranala (</text:span>link) yang dapat digunakan :</text:p>
        <text:list xml:id="list701817496" text:style-name="L5">
          <text:list-item>
            <text:p text:style-name="P9">Pranala menuju  bagian lain dari page. </text:p>
          </text:list-item>
          <text:list-item>
            <text:p text:style-name="P9">Pranala menuju page lain dalam satu website. </text:p>
          </text:list-item>
          <text:list-item>
            <text:p text:style-name="P4">Pranala menuju resource atau website yang berbeda. </text:p>
          </text:list-item>
        </text:list>
        <text:p text:style-name="P5">Selain markup presentasional, markup yang lain tidak menentukan bagaimana tampilan dari sebuah tulisan. Namun untuk saat ini, penggunaan tag HTML untuk menentukan tampilan telah dianjurkan untuk mulai ditinggalkan, dan sebagai gantinya digunakan <text:span text:style-name="T1">Cascading Style Sheets</text:span>.</text:p>
        <text:p text:style-name="P5"/>
        <text:p text:style-name="P10">Contoh dokumen HTML sederhana </text:p>
        <text:p text:style-name="P10"/>
        <text:p text:style-name="P10">&lt;!DOCTYPE html&gt;</text:p>
        <text:p text:style-name="P10">&lt;html&gt;</text:p>
        <text:p text:style-name="P10">&lt;head bgcolor=green text=withe &gt;</text:p>
        <text:p text:style-name="P10">&lt;title&gt;' ' ' WELCOME' ' '  HTML&lt;/title&gt;</text:p>
        <text:p text:style-name="P10">&lt;/head&gt;</text:p>
        <text:p text:style-name="P10">&lt;body&gt;<text:line-break/>&lt;p&gt;Helo word !&lt;/p&gt;</text:p>
        <text:p text:style-name="P10">&lt;/body&gt;</text:p>
        <text:p text:style-name="P10">&lt;/html&gt;</text:p>
        <text:p text:style-name="P10"/>
        <text:p text:style-name="P5"/>
        <text:p text:style-name="P10"><text:soft-page-break/>Head</text:p>
        <text:p text:style-name="P10"/>
        <text:p text:style-name="P5">Dokumen HTML diapit oleh tag &lt; HEAD&gt;&lt;/HEAD&gt;. Di dalam bagian ini biasanya dimuat tag TITLE yang menampilkan judul halaman pada titlenya browser. Selain itu Bookmark juga menggunakan tag TILTLE untuk memberi mark suatu website. Browser menyimpan "title" sebagai  bookmark dan juga untuk keperluan pencarian  ( Searching ) biasanya  title digunakan sebagai keyword. Header juga membuat tag META yang biasanya digunakan untuk menentukan informasi tertentu mengenai document HTML. Anda bisa menentukan author name, keywords, dan lainya pada tag META.</text:p>
        <text:p text:style-name="P5"/>
        <text:p text:style-name="P5">Contohnya :<text:line-break/><text:line-break/>&lt;meta name="author" conent="ubuntu-online"&gt;</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8T09:18:23.445266026</meta:creation-date>
    <dc:date>2019-08-28T09:19:59.406782773</dc:date>
    <meta:editing-duration>PT1M38S</meta:editing-duration>
    <meta:editing-cycles>1</meta:editing-cycles>
    <meta:document-statistic meta:table-count="0" meta:image-count="0" meta:object-count="0" meta:page-count="3" meta:paragraph-count="33" meta:word-count="719" meta:character-count="5124" meta:non-whitespace-character-count="4416"/>
    <meta:generator>LibreOffice/6.0.7.3$Linux_X86_64 LibreOffice_project/00m0$Build-3</meta:generator>
  </office:meta>
</office:document-meta>
</file>